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7f2" officeooo:paragraph-rsid="000497f2"/>
    </style:style>
    <style:style style:name="P2" style:family="paragraph" style:parent-style-name="Standard">
      <style:text-properties officeooo:rsid="000497f2" officeooo:paragraph-rsid="000497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citeseerx.ist.psu.edu/viewdoc/download?doi=10.1.1.93.103&amp;rep=rep1&amp;type=pdf" text:style-name="Internet_20_link" text:visited-style-name="Visited_20_Internet_20_Link">http://citeseerx.ist.psu.edu/viewdoc/download?doi=10.1.1.93.103&amp;rep=rep1&amp;type=pdf</text:a></text:p>
      <text:p text:style-name="Standard"><text:a xlink:type="simple" xlink:href="https://patents.google.com/patent/US6128003A/en" text:style-name="Internet_20_link" text:visited-style-name="Visited_20_Internet_20_Link">https://patents.google.com/patent/US6128003A/en</text:a></text:p>
      <text:p text:style-name="Standard"><text:a xlink:type="simple" xlink:href="https://sites.google.com/view/11khands" text:style-name="Internet_20_link" text:visited-style-name="Visited_20_Internet_20_Link">https://sites.google.com/view/11khands</text:a></text:p>
      <text:p text:style-name="Standard"/>
      <text:p text:style-name="Standard"/>
      <text:p text:style-name="P1">useful links</text:p>
      <text:p text:style-name="P1"><text:a xlink:type="simple" xlink:href="https://www.learnopencv.com/object-tracking-using-opencv-cpp-python/#opencv-tracking-api" text:style-name="Internet_20_link" text:visited-style-name="Visited_20_Internet_20_Link">https://www.learnopencv.com/object-tracking-using-opencv-cpp-python/#opencv-tracking-api</text:a></text:p>
      <text:p text:style-name="P1"><text:a xlink:type="simple" xlink:href="https://www.learnopencv.com/object-tracking-using-opencv-cpp-python/" text:style-name="Internet_20_link" text:visited-style-name="Visited_20_Internet_20_Link">https://www.learnopencv.com/object-tracking-using-opencv-cpp-python/</text:a></text:p>
      <text:p text:style-name="P1"><text:a xlink:type="simple" xlink:href="https://github.com/udit043/Hand-Recognition-using-OpenCV/blob/master/Hand%20recognition.cpp" text:style-name="Internet_20_link" text:visited-style-name="Visited_20_Internet_20_Link">https://github.com/udit043/Hand-Recognition-using-OpenCV/blob/master/Hand%20recognition.cpp</text:a></text:p>
      <text:p text:style-name="P1"><text:a xlink:type="simple" xlink:href="https://github.com/PierfrancescoSoffritti/Handy/blob/master/Handy/BackgroundRemover.cpp" text:style-name="Internet_20_link" text:visited-style-name="Visited_20_Internet_20_Link">https://github.com/PierfrancescoSoffritti/Handy/blob/master/Handy/BackgroundRemover.cpp</text:a></text:p>
      <text:p text:style-name="P1"><text:a xlink:type="simple" xlink:href="https://medium.com/@soffritti.pierfrancesco/handy-hands-detection-with-opencv-ac6e9fb3cec1" text:style-name="Internet_20_link" text:visited-style-name="Visited_20_Internet_20_Link">https://medium.com/@soffritti.pierfrancesco/handy-hands-detection-with-opencv-ac6e9fb3cec1</text:a></text:p>
      <text:p text:style-name="P1"><text:a xlink:type="simple" xlink:href="https://s-ln.in/2013/04/18/hand-tracking-and-gesture-detection-opencv/" text:style-name="Internet_20_link" text:visited-style-name="Visited_20_Internet_20_Link">https://s-ln.in/2013/04/18/hand-tracking-and-gesture-detection-opencv/</text:a></text:p>
      <text:p text:style-name="P1"><text:a xlink:type="simple" xlink:href="http://creat-tabu.blogspot.com/2013/08/opencv-python-hand-gesture-recognition.html" text:style-name="Internet_20_link" text:visited-style-name="Visited_20_Internet_20_Link">http://creat-tabu.blogspot.com/2013/08/opencv-python-hand-gesture-recognition.html</text:a></text:p>
      <text:p text:style-name="P1"><text:a xlink:type="simple" xlink:href="https://www.intorobotics.com/9-opencv-tutorials-hand-gesture-detection-recognition/" text:style-name="Internet_20_link" text:visited-style-name="Visited_20_Internet_20_Link">https://www.intorobotics.com/9-opencv-tutorials-hand-gesture-detection-recognition/</text:a></text:p>
      <text:p text:style-name="P1"><text:a xlink:type="simple" xlink:href="https://source.android.com/devices/camera/multi-camera" text:style-name="Internet_20_link" text:visited-style-name="Visited_20_Internet_20_Link">https://source.android.com/devices/camera/multi-camera</text:a></text:p>
      <text:p text:style-name="P1"><text:a xlink:type="simple" xlink:href="https://medium.com/@aashari/simple-rectangle-detection-using-opencv-on-android-48e2a9a0586a" text:style-name="Internet_20_link" text:visited-style-name="Visited_20_Internet_20_Link">https://medium.com/@aashari/simple-rectangle-detection-using-opencv-on-android-48e2a9a0586a</text:a></text:p>
      <text:p text:style-name="P1"><text:a xlink:type="simple" xlink:href="https://github.com/tajchert/Faceboard" text:style-name="Internet_20_link" text:visited-style-name="Visited_20_Internet_20_Link">https://github.com/tajchert/Faceboard</text:a></text:p>
      <text:p text:style-name="P1"><text:a xlink:type="simple" xlink:href="https://issuu.com/help-i-code/docs/mastering_opencv_with_practical_com" text:style-name="Internet_20_link" text:visited-style-name="Visited_20_Internet_20_Link">https://issuu.com/help-i-code/docs/mastering_opencv_with_practical_com</text:a></text:p>
      <text:p text:style-name="P1"><text:a xlink:type="simple" xlink:href="https://www.researchgate.net/publication/290440563_Skin_Segmentation_Using_YCBCR_and_RGB_Color_Models/download" text:style-name="Internet_20_link" text:visited-style-name="Visited_20_Internet_20_Link">https://www.researchgate.net/publication/290440563_Skin_Segmentation_Using_YCBCR_and_RGB_Color_Models/download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1-06T15:53:29.010000000</dc:date>
    <meta:editing-duration>PT24M33S</meta:editing-duration>
    <meta:editing-cycles>5</meta:editing-cycles>
    <meta:document-statistic meta:table-count="0" meta:image-count="0" meta:object-count="0" meta:page-count="1" meta:paragraph-count="17" meta:word-count="18" meta:character-count="1199" meta:non-whitespace-character-count="1198"/>
  </office:meta>
</office:document-meta>
</file>